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ooters! Hope you had a good time with Farming Fantasy!</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7">04/27/2019</text:date>, <text:time>17:38: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27T17:38:08.52</dc:date>
    <meta:editing-duration>P129DT5H36M50S</meta:editing-duration>
    <meta:editing-cycles>1504</meta:editing-cycles>
    <dc:creator>Seab Dinch</dc:creator>
    <meta:document-statistic meta:table-count="1" meta:cell-count="7391" meta:object-count="0"/>
  </office:meta>
</office:document-meta>
</file>